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0.5654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-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emoria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empo_total</text:p>
          </table:table-cell>
          <table:table-cell office:value-type="string" calcext:value-type="string">
            <text:p>aceleraca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0.471651" calcext:value-type="float">
            <text:p>0.471651</text:p>
          </table:table-cell>
          <table:table-cell table:formula="of:=[$'log-st'.$C$2]/[.C2]" office:value-type="float" office:value="1.94020578775408" calcext:value-type="float">
            <text:p>1.94020578775408</text:p>
          </table:table-cell>
          <table:table-cell table:formula="of:=1/[.B2]*[.D2]" office:value-type="float" office:value="0.970102893877041" calcext:value-type="float">
            <text:p>0.97010289387704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5.25932" calcext:value-type="float">
            <text:p>5.25932</text:p>
          </table:table-cell>
          <table:table-cell table:formula="of:=[$'log-st'.$C$3]/[.C3]" office:value-type="float" office:value="2.17083197067301" calcext:value-type="float">
            <text:p>2.17083197067301</text:p>
          </table:table-cell>
          <table:table-cell table:formula="of:=1/[.B3]*[.D3]" office:value-type="float" office:value="1.08541598533651" calcext:value-type="float">
            <text:p>1.08541598533651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2" calcext:value-type="float">
            <text:p>2</text:p>
          </table:table-cell>
          <table:table-cell office:value-type="float" office:value="18.7408" calcext:value-type="float">
            <text:p>18.7408</text:p>
          </table:table-cell>
          <table:table-cell table:formula="of:=[$'log-st'.$C$4]/[.C4]" office:value-type="float" office:value="2.12151028771451" calcext:value-type="float">
            <text:p>2.12151028771451</text:p>
          </table:table-cell>
          <table:table-cell table:formula="of:=1/[.B4]*[.D4]" office:value-type="float" office:value="1.06075514385725" calcext:value-type="float">
            <text:p>1.06075514385725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2" calcext:value-type="float">
            <text:p>2</text:p>
          </table:table-cell>
          <table:table-cell office:value-type="float" office:value="49.8507" calcext:value-type="float">
            <text:p>49.8507</text:p>
          </table:table-cell>
          <table:table-cell table:formula="of:=[$'log-st'.$C$5]/[.C5]" office:value-type="float" office:value="2.08500582740062" calcext:value-type="float">
            <text:p>2.08500582740062</text:p>
          </table:table-cell>
          <table:table-cell table:formula="of:=1/[.B5]*[.D5]" office:value-type="float" office:value="1.04250291370031" calcext:value-type="float">
            <text:p>1.0425029137003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" calcext:value-type="float">
            <text:p>3</text:p>
          </table:table-cell>
          <table:table-cell office:value-type="float" office:value="0.732504" calcext:value-type="float">
            <text:p>0.732504</text:p>
          </table:table-cell>
          <table:table-cell table:formula="of:=[$'log-st'.$C$2]/[.C6]" office:value-type="float" office:value="1.24927645446305" calcext:value-type="float">
            <text:p>1.24927645446305</text:p>
          </table:table-cell>
          <table:table-cell table:formula="of:=1/[.B6]*[.D6]" office:value-type="float" office:value="0.416425484821016" calcext:value-type="float">
            <text:p>0.41642548482101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3" calcext:value-type="float">
            <text:p>3</text:p>
          </table:table-cell>
          <table:table-cell office:value-type="float" office:value="3.39632" calcext:value-type="float">
            <text:p>3.39632</text:p>
          </table:table-cell>
          <table:table-cell table:formula="of:=[$'log-st'.$C$3]/[.C7]" office:value-type="float" office:value="3.36160903566213" calcext:value-type="float">
            <text:p>3.36160903566213</text:p>
          </table:table-cell>
          <table:table-cell table:formula="of:=1/[.B7]*[.D7]" office:value-type="float" office:value="1.12053634522071" calcext:value-type="float">
            <text:p>1.12053634522071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3" calcext:value-type="float">
            <text:p>3</text:p>
          </table:table-cell>
          <table:table-cell office:value-type="float" office:value="12.4601" calcext:value-type="float">
            <text:p>12.4601</text:p>
          </table:table-cell>
          <table:table-cell table:formula="of:=[$'log-st'.$C$4]/[.C8]" office:value-type="float" office:value="3.19088931870531" calcext:value-type="float">
            <text:p>3.19088931870531</text:p>
          </table:table-cell>
          <table:table-cell table:formula="of:=1/[.B8]*[.D8]" office:value-type="float" office:value="1.06362977290177" calcext:value-type="float">
            <text:p>1.06362977290177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3" calcext:value-type="float">
            <text:p>3</text:p>
          </table:table-cell>
          <table:table-cell office:value-type="float" office:value="32.3502" calcext:value-type="float">
            <text:p>32.3502</text:p>
          </table:table-cell>
          <table:table-cell table:formula="of:=[$'log-st'.$C$5]/[.C9]" office:value-type="float" office:value="3.21293222298471" calcext:value-type="float">
            <text:p>3.21293222298471</text:p>
          </table:table-cell>
          <table:table-cell table:formula="of:=1/[.B9]*[.D9]" office:value-type="float" office:value="1.07097740766157" calcext:value-type="float">
            <text:p>1.0709774076615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0.251697" calcext:value-type="float">
            <text:p>0.251697</text:p>
          </table:table-cell>
          <table:table-cell table:formula="of:=[$'log-st'.$C$2]/[.C10]" office:value-type="float" office:value="3.63572072770037" calcext:value-type="float">
            <text:p>3.63572072770037</text:p>
          </table:table-cell>
          <table:table-cell table:formula="of:=1/[.B10]*[.D10]" office:value-type="float" office:value="0.908930181925093" calcext:value-type="float">
            <text:p>0.90893018192509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2.53868" calcext:value-type="float">
            <text:p>2.53868</text:p>
          </table:table-cell>
          <table:table-cell table:formula="of:=[$'log-st'.$C$3]/[.C11]" office:value-type="float" office:value="4.49725841776041" calcext:value-type="float">
            <text:p>4.49725841776041</text:p>
          </table:table-cell>
          <table:table-cell table:formula="of:=1/[.B11]*[.D11]" office:value-type="float" office:value="1.1243146044401" calcext:value-type="float">
            <text:p>1.1243146044401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4" calcext:value-type="float">
            <text:p>4</text:p>
          </table:table-cell>
          <table:table-cell office:value-type="float" office:value="9.36976" calcext:value-type="float">
            <text:p>9.36976</text:p>
          </table:table-cell>
          <table:table-cell table:formula="of:=[$'log-st'.$C$4]/[.C12]" office:value-type="float" office:value="4.24331039428972" calcext:value-type="float">
            <text:p>4.24331039428972</text:p>
          </table:table-cell>
          <table:table-cell table:formula="of:=1/[.B12]*[.D12]" office:value-type="float" office:value="1.06082759857243" calcext:value-type="float">
            <text:p>1.06082759857243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4" calcext:value-type="float">
            <text:p>4</text:p>
          </table:table-cell>
          <table:table-cell office:value-type="float" office:value="24.1839" calcext:value-type="float">
            <text:p>24.1839</text:p>
          </table:table-cell>
          <table:table-cell table:formula="of:=[$'log-st'.$C$5]/[.C13]" office:value-type="float" office:value="4.29785931963" calcext:value-type="float">
            <text:p>4.29785931963</text:p>
          </table:table-cell>
          <table:table-cell table:formula="of:=1/[.B13]*[.D13]" office:value-type="float" office:value="1.0744648299075" calcext:value-type="float">
            <text:p>1.074464829907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5" calcext:value-type="float">
            <text:p>5</text:p>
          </table:table-cell>
          <table:table-cell office:value-type="float" office:value="0.231673" calcext:value-type="float">
            <text:p>0.231673</text:p>
          </table:table-cell>
          <table:table-cell table:formula="of:=[$'log-st'.$C$2]/[.C14]" office:value-type="float" office:value="3.94996395781986" calcext:value-type="float">
            <text:p>3.94996395781986</text:p>
          </table:table-cell>
          <table:table-cell table:formula="of:=1/[.B14]*[.D14]" office:value-type="float" office:value="0.789992791563972" calcext:value-type="float">
            <text:p>0.78999279156397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5" calcext:value-type="float">
            <text:p>5</text:p>
          </table:table-cell>
          <table:table-cell office:value-type="float" office:value="2.02859" calcext:value-type="float">
            <text:p>2.02859</text:p>
          </table:table-cell>
          <table:table-cell table:formula="of:=[$'log-st'.$C$3]/[.C15]" office:value-type="float" office:value="5.62809636249809" calcext:value-type="float">
            <text:p>5.62809636249809</text:p>
          </table:table-cell>
          <table:table-cell table:formula="of:=1/[.B15]*[.D15]" office:value-type="float" office:value="1.12561927249962" calcext:value-type="float">
            <text:p>1.12561927249962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5" calcext:value-type="float">
            <text:p>5</text:p>
          </table:table-cell>
          <table:table-cell office:value-type="float" office:value="7.46516" calcext:value-type="float">
            <text:p>7.46516</text:p>
          </table:table-cell>
          <table:table-cell table:formula="of:=[$'log-st'.$C$4]/[.C16]" office:value-type="float" office:value="5.32591397907078" calcext:value-type="float">
            <text:p>5.32591397907078</text:p>
          </table:table-cell>
          <table:table-cell table:formula="of:=1/[.B16]*[.D16]" office:value-type="float" office:value="1.06518279581416" calcext:value-type="float">
            <text:p>1.06518279581416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5" calcext:value-type="float">
            <text:p>5</text:p>
          </table:table-cell>
          <table:table-cell office:value-type="float" office:value="19.3875" calcext:value-type="float">
            <text:p>19.3875</text:p>
          </table:table-cell>
          <table:table-cell table:formula="of:=[$'log-st'.$C$5]/[.C17]" office:value-type="float" office:value="5.36113475177305" calcext:value-type="float">
            <text:p>5.36113475177305</text:p>
          </table:table-cell>
          <table:table-cell table:formula="of:=1/[.B17]*[.D17]" office:value-type="float" office:value="1.07222695035461" calcext:value-type="float">
            <text:p>1.0722269503546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0.202901" calcext:value-type="float">
            <text:p>0.202901</text:p>
          </table:table-cell>
          <table:table-cell table:formula="of:=[$'log-st'.$C$2]/[.C18]" office:value-type="float" office:value="4.5100812711618" calcext:value-type="float">
            <text:p>4.5100812711618</text:p>
          </table:table-cell>
          <table:table-cell table:formula="of:=1/[.B18]*[.D18]" office:value-type="float" office:value="0.7516802118603" calcext:value-type="float">
            <text:p>0.751680211860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1.78013" calcext:value-type="float">
            <text:p>1.78013</text:p>
          </table:table-cell>
          <table:table-cell table:formula="of:=[$'log-st'.$C$3]/[.C19]" office:value-type="float" office:value="6.41363271221765" calcext:value-type="float">
            <text:p>6.41363271221765</text:p>
          </table:table-cell>
          <table:table-cell table:formula="of:=1/[.B19]*[.D19]" office:value-type="float" office:value="1.06893878536961" calcext:value-type="float">
            <text:p>1.06893878536961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6" calcext:value-type="float">
            <text:p>6</text:p>
          </table:table-cell>
          <table:table-cell office:value-type="float" office:value="6.36481" calcext:value-type="float">
            <text:p>6.36481</text:p>
          </table:table-cell>
          <table:table-cell table:formula="of:=[$'log-st'.$C$4]/[.C20]" office:value-type="float" office:value="6.24665936610834" calcext:value-type="float">
            <text:p>6.24665936610834</text:p>
          </table:table-cell>
          <table:table-cell table:formula="of:=1/[.B20]*[.D20]" office:value-type="float" office:value="1.04110989435139" calcext:value-type="float">
            <text:p>1.04110989435139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6" calcext:value-type="float">
            <text:p>6</text:p>
          </table:table-cell>
          <table:table-cell office:value-type="float" office:value="17.2184" calcext:value-type="float">
            <text:p>17.2184</text:p>
          </table:table-cell>
          <table:table-cell table:formula="of:=[$'log-st'.$C$5]/[.C21]" office:value-type="float" office:value="6.03650745713888" calcext:value-type="float">
            <text:p>6.03650745713888</text:p>
          </table:table-cell>
          <table:table-cell table:formula="of:=1/[.B21]*[.D21]" office:value-type="float" office:value="1.00608457618981" calcext:value-type="float">
            <text:p>1.0060845761898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7" calcext:value-type="float">
            <text:p>7</text:p>
          </table:table-cell>
          <table:table-cell office:value-type="float" office:value="0.190287" calcext:value-type="float">
            <text:p>0.190287</text:p>
          </table:table-cell>
          <table:table-cell table:formula="of:=[$'log-st'.$C$2]/[.C22]" office:value-type="float" office:value="4.80905159049226" calcext:value-type="float">
            <text:p>4.80905159049226</text:p>
          </table:table-cell>
          <table:table-cell table:formula="of:=1/[.B22]*[.D22]" office:value-type="float" office:value="0.687007370070322" calcext:value-type="float">
            <text:p>0.68700737007032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" calcext:value-type="float">
            <text:p>7</text:p>
          </table:table-cell>
          <table:table-cell office:value-type="float" office:value="1.81986" calcext:value-type="float">
            <text:p>1.81986</text:p>
          </table:table-cell>
          <table:table-cell table:formula="of:=[$'log-st'.$C$3]/[.C23]" office:value-type="float" office:value="6.27361445385909" calcext:value-type="float">
            <text:p>6.27361445385909</text:p>
          </table:table-cell>
          <table:table-cell table:formula="of:=1/[.B23]*[.D23]" office:value-type="float" office:value="0.896230636265584" calcext:value-type="float">
            <text:p>0.896230636265584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7" calcext:value-type="float">
            <text:p>7</text:p>
          </table:table-cell>
          <table:table-cell office:value-type="float" office:value="6.40416" calcext:value-type="float">
            <text:p>6.40416</text:p>
          </table:table-cell>
          <table:table-cell table:formula="of:=[$'log-st'.$C$4]/[.C24]" office:value-type="float" office:value="6.20827711987208" calcext:value-type="float">
            <text:p>6.20827711987208</text:p>
          </table:table-cell>
          <table:table-cell table:formula="of:=1/[.B24]*[.D24]" office:value-type="float" office:value="0.886896731410298" calcext:value-type="float">
            <text:p>0.886896731410298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7" calcext:value-type="float">
            <text:p>7</text:p>
          </table:table-cell>
          <table:table-cell office:value-type="float" office:value="21.3165" calcext:value-type="float">
            <text:p>21.3165</text:p>
          </table:table-cell>
          <table:table-cell table:formula="of:=[$'log-st'.$C$5]/[.C25]" office:value-type="float" office:value="4.87598808434781" calcext:value-type="float">
            <text:p>4.87598808434781</text:p>
          </table:table-cell>
          <table:table-cell table:formula="of:=1/[.B25]*[.D25]" office:value-type="float" office:value="0.696569726335401" calcext:value-type="float">
            <text:p>0.69656972633540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8" calcext:value-type="float">
            <text:p>8</text:p>
          </table:table-cell>
          <table:table-cell office:value-type="float" office:value="0.206527" calcext:value-type="float">
            <text:p>0.206527</text:p>
          </table:table-cell>
          <table:table-cell table:formula="of:=[$'log-st'.$C$2]/[.C26]" office:value-type="float" office:value="4.43089765502816" calcext:value-type="float">
            <text:p>4.43089765502816</text:p>
          </table:table-cell>
          <table:table-cell table:formula="of:=1/[.B26]*[.D26]" office:value-type="float" office:value="0.55386220687852" calcext:value-type="float">
            <text:p>0.5538622068785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8" calcext:value-type="float">
            <text:p>8</text:p>
          </table:table-cell>
          <table:table-cell office:value-type="float" office:value="1.86788" calcext:value-type="float">
            <text:p>1.86788</text:p>
          </table:table-cell>
          <table:table-cell table:formula="of:=[$'log-st'.$C$3]/[.C27]" office:value-type="float" office:value="6.1123305565668" calcext:value-type="float">
            <text:p>6.1123305565668</text:p>
          </table:table-cell>
          <table:table-cell table:formula="of:=1/[.B27]*[.D27]" office:value-type="float" office:value="0.76404131957085" calcext:value-type="float">
            <text:p>0.76404131957085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.77257" calcext:value-type="float">
            <text:p>6.77257</text:p>
          </table:table-cell>
          <table:table-cell table:formula="of:=[$'log-st'.$C$4]/[.C28]" office:value-type="float" office:value="5.87056316878231" calcext:value-type="float">
            <text:p>5.87056316878231</text:p>
          </table:table-cell>
          <table:table-cell table:formula="of:=1/[.B28]*[.D28]" office:value-type="float" office:value="0.733820396097789" calcext:value-type="float">
            <text:p>0.733820396097789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8" calcext:value-type="float">
            <text:p>8</text:p>
          </table:table-cell>
          <table:table-cell office:value-type="float" office:value="22.3014" calcext:value-type="float">
            <text:p>22.3014</text:p>
          </table:table-cell>
          <table:table-cell table:formula="of:=[$'log-st'.$C$5]/[.C29]" office:value-type="float" office:value="4.66064910723094" calcext:value-type="float">
            <text:p>4.66064910723094</text:p>
          </table:table-cell>
          <table:table-cell table:formula="of:=1/[.B29]*[.D29]" office:value-type="float" office:value="0.582581138403867" calcext:value-type="float">
            <text:p>0.58258113840386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9" calcext:value-type="float">
            <text:p>9</text:p>
          </table:table-cell>
          <table:table-cell office:value-type="float" office:value="0.18472" calcext:value-type="float">
            <text:p>0.18472</text:p>
          </table:table-cell>
          <table:table-cell table:formula="of:=[$'log-st'.$C$2]/[.C30]" office:value-type="float" office:value="4.95398440883499" calcext:value-type="float">
            <text:p>4.95398440883499</text:p>
          </table:table-cell>
          <table:table-cell table:formula="of:=1/[.B30]*[.D30]" office:value-type="float" office:value="0.550442712092777" calcext:value-type="float">
            <text:p>0.55044271209277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9" calcext:value-type="float">
            <text:p>9</text:p>
          </table:table-cell>
          <table:table-cell office:value-type="float" office:value="1.87107" calcext:value-type="float">
            <text:p>1.87107</text:p>
          </table:table-cell>
          <table:table-cell table:formula="of:=[$'log-st'.$C$3]/[.C31]" office:value-type="float" office:value="6.1019096025269" calcext:value-type="float">
            <text:p>6.1019096025269</text:p>
          </table:table-cell>
          <table:table-cell table:formula="of:=1/[.B31]*[.D31]" office:value-type="float" office:value="0.677989955836322" calcext:value-type="float">
            <text:p>0.677989955836322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9" calcext:value-type="float">
            <text:p>9</text:p>
          </table:table-cell>
          <table:table-cell office:value-type="float" office:value="7.46244" calcext:value-type="float">
            <text:p>7.46244</text:p>
          </table:table-cell>
          <table:table-cell table:formula="of:=[$'log-st'.$C$4]/[.C32]" office:value-type="float" office:value="5.32785523233688" calcext:value-type="float">
            <text:p>5.32785523233688</text:p>
          </table:table-cell>
          <table:table-cell table:formula="of:=1/[.B32]*[.D32]" office:value-type="float" office:value="0.591983914704097" calcext:value-type="float">
            <text:p>0.591983914704097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9" calcext:value-type="float">
            <text:p>9</text:p>
          </table:table-cell>
          <table:table-cell office:value-type="float" office:value="22.8689" calcext:value-type="float">
            <text:p>22.8689</text:p>
          </table:table-cell>
          <table:table-cell table:formula="of:=[$'log-st'.$C$5]/[.C33]" office:value-type="float" office:value="4.5449934190101" calcext:value-type="float">
            <text:p>4.5449934190101</text:p>
          </table:table-cell>
          <table:table-cell table:formula="of:=1/[.B33]*[.D33]" office:value-type="float" office:value="0.5049992687789" calcext:value-type="float">
            <text:p>0.5049992687789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0" calcext:value-type="float">
            <text:p>10</text:p>
          </table:table-cell>
          <table:table-cell office:value-type="float" office:value="0.207793" calcext:value-type="float">
            <text:p>0.207793</text:p>
          </table:table-cell>
          <table:table-cell table:formula="of:=[$'log-st'.$C$2]/[.C34]" office:value-type="float" office:value="4.40390196012378" calcext:value-type="float">
            <text:p>4.40390196012378</text:p>
          </table:table-cell>
          <table:table-cell table:formula="of:=1/[.B34]*[.D34]" office:value-type="float" office:value="0.440390196012378" calcext:value-type="float">
            <text:p>0.44039019601237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0" calcext:value-type="float">
            <text:p>10</text:p>
          </table:table-cell>
          <table:table-cell office:value-type="float" office:value="1.79258" calcext:value-type="float">
            <text:p>1.79258</text:p>
          </table:table-cell>
          <table:table-cell table:formula="of:=[$'log-st'.$C$3]/[.C35]" office:value-type="float" office:value="6.36908812995794" calcext:value-type="float">
            <text:p>6.36908812995794</text:p>
          </table:table-cell>
          <table:table-cell table:formula="of:=1/[.B35]*[.D35]" office:value-type="float" office:value="0.636908812995794" calcext:value-type="float">
            <text:p>0.636908812995794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10" calcext:value-type="float">
            <text:p>10</text:p>
          </table:table-cell>
          <table:table-cell office:value-type="float" office:value="7.47207" calcext:value-type="float">
            <text:p>7.47207</text:p>
          </table:table-cell>
          <table:table-cell table:formula="of:=[$'log-st'.$C$4]/[.C36]" office:value-type="float" office:value="5.32098869523439" calcext:value-type="float">
            <text:p>5.32098869523439</text:p>
          </table:table-cell>
          <table:table-cell table:formula="of:=1/[.B36]*[.D36]" office:value-type="float" office:value="0.532098869523439" calcext:value-type="float">
            <text:p>0.532098869523439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10" calcext:value-type="float">
            <text:p>10</text:p>
          </table:table-cell>
          <table:table-cell office:value-type="float" office:value="23.1482" calcext:value-type="float">
            <text:p>23.1482</text:p>
          </table:table-cell>
          <table:table-cell table:formula="of:=[$'log-st'.$C$5]/[.C37]" office:value-type="float" office:value="4.49015474205338" calcext:value-type="float">
            <text:p>4.49015474205338</text:p>
          </table:table-cell>
          <table:table-cell table:formula="of:=1/[.B37]*[.D37]" office:value-type="float" office:value="0.449015474205338" calcext:value-type="float">
            <text:p>0.44901547420533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1" calcext:value-type="float">
            <text:p>11</text:p>
          </table:table-cell>
          <table:table-cell office:value-type="float" office:value="0.181283" calcext:value-type="float">
            <text:p>0.181283</text:p>
          </table:table-cell>
          <table:table-cell table:formula="of:=[$'log-st'.$C$2]/[.C38]" office:value-type="float" office:value="5.04790851872487" calcext:value-type="float">
            <text:p>5.04790851872487</text:p>
          </table:table-cell>
          <table:table-cell table:formula="of:=1/[.B38]*[.D38]" office:value-type="float" office:value="0.458900774429533" calcext:value-type="float">
            <text:p>0.45890077442953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1" calcext:value-type="float">
            <text:p>11</text:p>
          </table:table-cell>
          <table:table-cell office:value-type="float" office:value="1.87575" calcext:value-type="float">
            <text:p>1.87575</text:p>
          </table:table-cell>
          <table:table-cell table:formula="of:=[$'log-st'.$C$3]/[.C39]" office:value-type="float" office:value="6.08668532586965" calcext:value-type="float">
            <text:p>6.08668532586965</text:p>
          </table:table-cell>
          <table:table-cell table:formula="of:=1/[.B39]*[.D39]" office:value-type="float" office:value="0.553335029624514" calcext:value-type="float">
            <text:p>0.553335029624514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11" calcext:value-type="float">
            <text:p>11</text:p>
          </table:table-cell>
          <table:table-cell office:value-type="float" office:value="7.19455" calcext:value-type="float">
            <text:p>7.19455</text:p>
          </table:table-cell>
          <table:table-cell table:formula="of:=[$'log-st'.$C$4]/[.C40]" office:value-type="float" office:value="5.52623861117096" calcext:value-type="float">
            <text:p>5.52623861117096</text:p>
          </table:table-cell>
          <table:table-cell table:formula="of:=1/[.B40]*[.D40]" office:value-type="float" office:value="0.502385328288269" calcext:value-type="float">
            <text:p>0.502385328288269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11" calcext:value-type="float">
            <text:p>11</text:p>
          </table:table-cell>
          <table:table-cell office:value-type="float" office:value="22.5625" calcext:value-type="float">
            <text:p>22.5625</text:p>
          </table:table-cell>
          <table:table-cell table:formula="of:=[$'log-st'.$C$5]/[.C41]" office:value-type="float" office:value="4.60671468144044" calcext:value-type="float">
            <text:p>4.60671468144044</text:p>
          </table:table-cell>
          <table:table-cell table:formula="of:=1/[.B41]*[.D41]" office:value-type="float" office:value="0.418792243767313" calcext:value-type="float">
            <text:p>0.41879224376731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0.189691" calcext:value-type="float">
            <text:p>0.189691</text:p>
          </table:table-cell>
          <table:table-cell table:formula="of:=[$'log-st'.$C$2]/[.C42]" office:value-type="float" office:value="4.82416139932838" calcext:value-type="float">
            <text:p>4.82416139932838</text:p>
          </table:table-cell>
          <table:table-cell table:formula="of:=1/[.B42]*[.D42]" office:value-type="float" office:value="0.402013449944032" calcext:value-type="float">
            <text:p>0.40201344994403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1.8468" calcext:value-type="float">
            <text:p>1.8468</text:p>
          </table:table-cell>
          <table:table-cell table:formula="of:=[$'log-st'.$C$3]/[.C43]" office:value-type="float" office:value="6.1820987654321" calcext:value-type="float">
            <text:p>6.1820987654321</text:p>
          </table:table-cell>
          <table:table-cell table:formula="of:=1/[.B43]*[.D43]" office:value-type="float" office:value="0.515174897119342" calcext:value-type="float">
            <text:p>0.515174897119342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12" calcext:value-type="float">
            <text:p>12</text:p>
          </table:table-cell>
          <table:table-cell office:value-type="float" office:value="7.35663" calcext:value-type="float">
            <text:p>7.35663</text:p>
          </table:table-cell>
          <table:table-cell table:formula="of:=[$'log-st'.$C$4]/[.C44]" office:value-type="float" office:value="5.40448547772554" calcext:value-type="float">
            <text:p>5.40448547772554</text:p>
          </table:table-cell>
          <table:table-cell table:formula="of:=1/[.B44]*[.D44]" office:value-type="float" office:value="0.450373789810461" calcext:value-type="float">
            <text:p>0.450373789810461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12" calcext:value-type="float">
            <text:p>12</text:p>
          </table:table-cell>
          <table:table-cell office:value-type="float" office:value="22.3851" calcext:value-type="float">
            <text:p>22.3851</text:p>
          </table:table-cell>
          <table:table-cell table:formula="of:=[$'log-st'.$C$5]/[.C45]" office:value-type="float" office:value="4.64322250068126" calcext:value-type="float">
            <text:p>4.64322250068126</text:p>
          </table:table-cell>
          <table:table-cell table:formula="of:=1/[.B45]*[.D45]" office:value-type="float" office:value="0.386935208390105" calcext:value-type="float">
            <text:p>0.386935208390105</text:p>
          </table:table-cell>
        </table:table-row>
      </table:table>
      <table:table table:name="log-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moria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empo_total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0.9151" calcext:value-type="float">
            <text:p>0.915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11.4171" calcext:value-type="float">
            <text:p>11.4171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.7588" calcext:value-type="float">
            <text:p>39.7588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1" calcext:value-type="float">
            <text:p>1</text:p>
          </table:table-cell>
          <table:table-cell office:value-type="float" office:value="103.939" calcext:value-type="float">
            <text:p>103.939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8:58:02.285994762</meta:creation-date>
    <dc:date>2024-09-14T19:03:46.183242044</dc:date>
    <meta:editing-duration>PT5M44S</meta:editing-duration>
    <meta:editing-cycles>2</meta:editing-cycles>
    <meta:generator>LibreOffice/7.4.7.2$Linux_X86_64 LibreOffice_project/40$Build-2</meta:generator>
    <meta:document-statistic meta:table-count="3" meta:cell-count="240" meta:object-count="0"/>
  </office:meta>
</office:document-meta>
</file>